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swiss"/>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in" fo:margin-bottom="0.139in" fo:line-height="115%"/>
      <style:text-properties fo:font-size="11pt" fo:language="en" fo:country="none" style:font-size-asian="11pt" style:font-size-complex="11pt"/>
    </style:style>
    <style:style style:name="P2" style:family="paragraph" style:parent-style-name="Standard" style:list-style-name="" style:master-page-name="Standard">
      <style:paragraph-properties fo:margin-top="0in" fo:margin-bottom="0.139in" fo:line-height="115%" style:page-number="auto"/>
      <style:text-properties fo:font-size="11pt" fo:language="en" fo:country="none"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rtificial intelligence is the ability of digital computer or computer controlled robot to perform task commonly associated with intelligent beings. The term AI is frequently applied to the project of developing systems endowed with the intellectual processes characteristic of humans such as the ability to reason, discover meaning, <text:s/>generalize etc. Success in creating AI would be the biggest event in human history , unfortunately it might also be the last unless we learn how to avoid the risks(Stephen Hawking Therectical physcist). Some activities done traditionally have now been enhanced with the use of AI. For example, daily risk analysis, with enchancement of AI is now personalized healthcare. Customer service silos with enhanced AI <text:s/>we have the personalized quality <text:s/>of service.</text:p>
      <text:p text:style-name="P1"/>
      <text:p text:style-name="P1">Ensuring the AI model to make predictions in a fair and ethical manner is extremely important when the decisions that are being made can directly affect people's lives. Any AI that's created, shouldn't discriminate against people on factors that are uncontrollable. For example, race, gender or age. And some of the examples of where AI failed could have been negated if a data scientist was ensuring that the model where built without discriminating.</text:p>
      <text:p text:style-name="P1">When AI fails for examples the Apple card investigated after gender discrimination complaints, Amazon created a hiring tool using AI it immediately started discriminating against women etc all this would have been avoided <text:s/>if the organisation were more responsible with how they built AI originally. Conversion need to be had now around what we are doing to ensure that we are being responsible with AI on the wider technologies that emerges.</text:p>
      <text:p text:style-name="P1"/>
      <text:p text:style-name="P1">GDPR states that data controllers must notify consumers on how their data will be used including the existence of automated decision making and at least in those cases, meaningful information about the logic should be provided. Most organizations that are starting to implement AI to make decisions on a daily basis can't actually explain the logic behind these models in a meaningful fashion. The three major challenges in the AI industries are time (It's currently taking too long for businesses to get a return on the investment that they put into data science), trust(cybersecurity is one of the key factors that make up responsible AI) and <text:s/>talent(There's currently a very large technical skills gap on the lack of AI talent in the industry, expert data scientists are very hard to find and compromising the level of expertise can actually cause a number of issues including proving lack of business value).</text:p>
      <text:p text:style-name="P1"/>
      <text:p text:style-name="P1">Building AI in a responsible way can help reduce the risk of the operation and can help build trust and increase the adoption that organizations have of AI. So it's really important that the business leaders and the data scientists work closely together and understand that their goals actually align, and it benefits both of them to invest the time and resources into building error responsibly upfront.Ensure Ai is handled by organization that can automatically build highly <text:soft-page-break/>accurate and highly explainable AI models with some underlying governanc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swiss"/>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alibri" fo:font-size="12pt" fo:language="en" fo:country="US" style:font-name-asian="Calibri" style:font-size-asian="12pt" style:language-asian="en" style:country-asian="US" style:font-name-complex="Calibri"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2" meta:paragraph-count="5" meta:word-count="501" meta:character-count="3148"/>
    <dc:date>2022-02-06T18:15:02.12</dc:date>
    <dc:creator>Abisola  Ladokun Kareemat</dc:creator>
    <meta:generator>OpenOffice/4.1.11$Win32 OpenOffice.org_project/4111m1$Build-9808</meta:generator>
  </office:meta>
</office:document-meta>
</file>